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Table1" style:family="table">
      <style:table-properties style:width="6.6785in" fo:margin-left="0.0125in" fo:margin-right="0.0014in" table:align="margins"/>
    </style:style>
    <style:style style:name="Table1.A" style:family="table-column">
      <style:table-column-properties style:column-width="0.9674in" style:rel-column-width="9495*"/>
    </style:style>
    <style:style style:name="Table1.B" style:family="table-column">
      <style:table-column-properties style:column-width="5.7111in" style:rel-column-width="56040*"/>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fo:font-variant="normal" fo:text-transform="none" fo:color="#222222" style:font-name="Times New Roman" fo:font-size="12pt" fo:letter-spacing="normal" fo:font-style="normal" fo:font-weight="normal" style:font-size-asian="12pt" style:font-size-complex="12pt"/>
    </style:style>
    <style:style style:name="P3" style:family="paragraph" style:parent-style-name="Standard">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4" style:family="paragraph" style:parent-style-name="Table_20_Contents">
      <style:text-properties fo:font-size="12pt" style:font-size-asian="12pt" style:font-size-complex="12pt"/>
    </style:style>
    <style:style style:name="P5" style:family="paragraph" style:parent-style-name="Preformatted_20_Text">
      <style:text-properties officeooo:rsid="000f9f7d" officeooo:paragraph-rsid="000f9f7d"/>
    </style:style>
    <style:style style:name="P6" style:family="paragraph" style:parent-style-name="Standard">
      <style:text-properties fo:font-variant="normal" fo:text-transform="none" fo:color="#222222" style:font-name="Times New Roman" fo:font-size="12pt" fo:letter-spacing="normal" fo:font-style="normal" fo:font-weight="normal" style:font-size-asian="12pt" style:font-size-complex="12pt"/>
    </style:style>
    <style:style style:name="P7" style:family="paragraph" style:parent-style-name="Standard" style:list-style-name="L2">
      <style:text-properties fo:font-variant="normal" fo:text-transform="none" fo:color="#222222" style:font-name="Times New Roman" fo:font-size="12pt" fo:letter-spacing="normal" fo:font-style="normal" fo:font-weight="normal" style:font-size-asian="12pt" style:font-size-complex="12pt"/>
    </style:style>
    <style:style style:name="P8" style:family="paragraph" style:parent-style-name="Standard">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9" style:family="paragraph" style:parent-style-name="Standard">
      <style:text-properties fo:font-variant="normal" fo:text-transform="none" fo:color="#222222" style:font-name="Times New Roman" fo:font-size="12pt" fo:letter-spacing="normal" fo:font-style="normal" fo:font-weight="bold" officeooo:paragraph-rsid="00011629" style:font-size-asian="12pt" style:font-weight-asian="bold" style:font-size-complex="12pt" style:font-weight-complex="bold"/>
    </style:style>
    <style:style style:name="P10" style:family="paragraph" style:parent-style-name="Standard">
      <style:text-properties fo:font-variant="normal" fo:text-transform="none" fo:color="#222222" style:font-name="Times New Roman" fo:font-size="12pt" fo:letter-spacing="normal" fo:font-style="normal" fo:font-weight="bold" officeooo:paragraph-rsid="0002ea4b" style:font-size-asian="12pt" style:font-weight-asian="bold" style:font-size-complex="12pt" style:font-weight-complex="bold"/>
    </style:style>
    <style:style style:name="P11" style:family="paragraph" style:parent-style-name="Standard">
      <style:text-properties fo:font-variant="normal" fo:text-transform="none" fo:color="#222222" style:font-name="Times New Roman" fo:font-size="12pt" fo:letter-spacing="normal" fo:font-style="normal" fo:font-weight="bold" officeooo:paragraph-rsid="0003a4a2" style:font-size-asian="12pt" style:font-weight-asian="bold" style:font-size-complex="12pt" style:font-weight-complex="bold"/>
    </style:style>
    <style:style style:name="P12" style:family="paragraph" style:parent-style-name="Standard">
      <style:text-properties fo:font-variant="normal" fo:text-transform="none" fo:color="#222222" style:font-name="Times New Roman" fo:font-size="12pt" fo:letter-spacing="normal" fo:font-style="normal" fo:font-weight="bold" officeooo:rsid="0004c8d9" officeooo:paragraph-rsid="0004c8d9" style:font-size-asian="12pt" style:font-weight-asian="bold" style:font-size-complex="12pt" style:font-weight-complex="bold"/>
    </style:style>
    <style:style style:name="P13" style:family="paragraph" style:parent-style-name="Standard" style:list-style-name="L2">
      <style:text-properties style:font-name="Times New Roman" fo:font-size="12pt" style:font-size-asian="12pt" style:font-size-complex="12pt"/>
    </style:style>
    <style:style style:name="P14" style:family="paragraph" style:parent-style-name="Standard">
      <style:text-properties officeooo:rsid="000f9f7d" officeooo:paragraph-rsid="000f9f7d"/>
    </style:style>
    <style:style style:name="P15" style:family="paragraph" style:parent-style-name="Standard">
      <style:paragraph-properties fo:break-before="page"/>
      <style:text-properties fo:font-variant="normal" fo:text-transform="none" fo:color="#222222" style:font-name="Times New Roman" fo:font-size="12pt" fo:letter-spacing="normal" fo:font-style="normal" fo:font-weight="normal" style:font-size-asian="12pt" style:font-size-complex="12pt"/>
    </style:style>
    <style:style style:name="P16" style:family="paragraph" style:parent-style-name="Standard">
      <style:paragraph-properties fo:break-before="pag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17" style:family="paragraph" style:parent-style-name="Table_20_Contents" style:list-style-name="L1">
      <style:text-properties fo:font-size="12pt" style:font-size-asian="12pt" style:font-size-complex="12pt"/>
    </style:style>
    <style:style style:name="P18" style:family="paragraph" style:parent-style-name="Preformatted_20_Text">
      <style:text-properties fo:font-variant="normal" fo:text-transform="none" fo:color="#222222" style:font-name="Times New Roman" fo:font-size="12pt" fo:letter-spacing="normal" fo:font-style="normal" fo:font-weight="bold" officeooo:rsid="000f9f7d" officeooo:paragraph-rsid="0004c8d9" style:font-size-asian="12pt" style:font-weight-asian="bold" style:font-size-complex="12pt" style:font-weight-complex="bold"/>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letter-spacing="normal" fo:font-style="normal" fo:font-weight="bold" style:font-weight-asian="bold" style:font-weight-complex="bold"/>
    </style:style>
    <style:style style:name="T3" style:family="text">
      <style:text-properties fo:font-variant="normal" fo:text-transform="none" fo:color="#222222" fo:letter-spacing="normal" fo:font-style="normal" style:text-underline-style="solid" style:text-underline-width="auto" style:text-underline-color="font-color" fo:font-weight="normal"/>
    </style:style>
    <style:style style:name="T4" style:family="text">
      <style:text-properties officeooo:rsid="00011629"/>
    </style:style>
    <style:style style:name="T5" style:family="text">
      <style:text-properties fo:font-weight="normal" officeooo:rsid="00011629" style:font-weight-asian="normal" style:font-weight-complex="normal"/>
    </style:style>
    <style:style style:name="T6" style:family="text">
      <style:text-properties fo:font-weight="normal" officeooo:rsid="0002ea4b" style:font-weight-asian="normal" style:font-weight-complex="normal"/>
    </style:style>
    <style:style style:name="T7" style:family="text">
      <style:text-properties fo:font-weight="normal" officeooo:rsid="00039f77" style:font-weight-asian="normal" style:font-weight-complex="normal"/>
    </style:style>
    <style:style style:name="T8" style:family="text">
      <style:text-properties fo:font-weight="normal" officeooo:rsid="0003a4a2" style:font-weight-asian="normal" style:font-weight-complex="normal"/>
    </style:style>
    <style:style style:name="T9" style:family="text">
      <style:text-properties fo:font-weight="normal" officeooo:rsid="0003b686" style:font-weight-asian="normal" style:font-weight-complex="normal"/>
    </style:style>
    <style:style style:name="T10" style:family="text">
      <style:text-properties officeooo:rsid="0004c8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Class</text:p>
          </table:table-cell>
          <table:table-cell table:style-name="Table1.B1" office:value-type="string">
            <text:p text:style-name="P4">CS47, Sec 01</text:p>
          </table:table-cell>
        </table:table-row>
        <table:table-row>
          <table:table-cell table:style-name="Table1.A2" office:value-type="string">
            <text:p text:style-name="P4">Midterm</text:p>
          </table:table-cell>
          <table:table-cell table:style-name="Table1.B2" office:value-type="string">
            <text:p text:style-name="P4">Fall 2015</text:p>
          </table:table-cell>
        </table:table-row>
        <table:table-row>
          <table:table-cell table:style-name="Table1.A2" office:value-type="string">
            <text:p text:style-name="P4">Due Date</text:p>
          </table:table-cell>
          <table:table-cell table:style-name="Table1.B2" office:value-type="string">
            <text:p text:style-name="P4">October 14, 2015 7:15 PM PST</text:p>
          </table:table-cell>
        </table:table-row>
        <table:table-row>
          <table:table-cell table:style-name="Table1.A4" office:value-type="string">
            <text:p text:style-name="P4">Notes</text:p>
          </table:table-cell>
          <table:table-cell table:style-name="Table1.B4" office:value-type="string">
            <text:list xml:id="list3293359804232815651" text:style-name="L1">
              <text:list-item>
                <text:p text:style-name="P17">Open book exam</text:p>
              </text:list-item>
              <text:list-item>
                <text:p text:style-name="P17">Insert your name and student ID at header section</text:p>
              </text:list-item>
              <text:list-item>
                <text:p text:style-name="P17">Insert your answer in this document and export it to PDF format. </text:p>
              </text:list-item>
              <text:list-item>
                <text:p text:style-name="P17">Upload the PDF document in Canvas 'midterm' assignment.</text:p>
              </text:list-item>
              <text:list-item>
                <text:p text:style-name="P17">If you are asked to write a program, you can write it on MARS, test it. Then copy paste the complete code into your answer here (the code must be able to be assembled and executed at examiner end).</text:p>
              </text:list-item>
              <text:list-item>
                <text:p text:style-name="P17">Explanation of answer is required.</text:p>
              </text:list-item>
              <text:list-item>
                <text:p text:style-name="P17">MUST GENERATE PDF FILE BY 7:15PM. The time stamp will be checked and anything beyond that point will not be accepted.</text:p>
              </text:list-item>
              <text:list-item>
                <text:p text:style-name="P17">It is also suggested to email your copy of PDF to kaushik.patra</text:p>
              </text:list-item>
            </text:list>
          </table:table-cell>
        </table:table-row>
      </table:table>
      <text:p text:style-name="P1"/>
      <text:list xml:id="list2315458505330474931" text:style-name="L2">
        <text:list-item>
          <text:p text:style-name="P7">A genX number system uses symbol W, X, Y, <text:s/>Z with decimal weight 0, 1, 2, 3.</text:p>
          <text:list>
            <text:list-item>
              <text:p text:style-name="P7">what is decimal equivalent of ZZXWY (2pts)</text:p>
            </text:list-item>
            <text:list-item>
              <text:p text:style-name="P7">what is the genX equivalent of decimal number 315? (2pts)</text:p>
            </text:list-item>
            <text:list-item>
              <text:p text:style-name="P7">what is genX equivalent of binary number 1011010011001001? (1pts)</text:p>
            </text:list-item>
          </text:list>
        </text:list-item>
      </text:list>
      <text:p text:style-name="P2"/>
      <text:p text:style-name="P3">Ans:</text:p>
      <text:p text:style-name="P9"><text:tab/><text:span text:style-name="T5">a) <text:tab/>Give the predefined decimal weight.</text:span></text:p>
      <text:p text:style-name="P9"><text:span text:style-name="T5"><text:tab/><text:tab/>ZZXWY</text:span></text:p>
      <text:p text:style-name="P3"><text:span text:style-name="T5"><text:tab/><text:tab/>33102</text:span></text:p>
      <text:p text:style-name="P3"><text:span text:style-name="T5"/></text:p>
      <text:p text:style-name="P3"><text:span text:style-name="T5"><text:tab/>b)<text:tab/>Since genX is a base-4 number system, we can convert 315 as follows.</text:span></text:p>
      <text:p text:style-name="P3"><text:span text:style-name="T5"><text:tab/><text:tab/>315 / 4 = 78 R 3</text:span></text:p>
      <text:p text:style-name="P3"><text:span text:style-name="T5"><text:tab/><text:tab/> <text:s/>78 / 4 = 19 R 2</text:span></text:p>
      <text:p text:style-name="P3"><text:span text:style-name="T5"><text:tab/><text:tab/> <text:s/>19 / 4 = <text:s text:c="2"/>4 R 3</text:span></text:p>
      <text:p text:style-name="P3"><text:span text:style-name="T5"><text:tab/><text:tab/> <text:s text:c="3"/>4 / 4 = <text:s text:c="2"/>1 R 0</text:span></text:p>
      <text:p text:style-name="P3"><text:span text:style-name="T5"><text:tab/><text:tab/></text:span></text:p>
      <text:p text:style-name="P3"><text:span text:style-name="T5"><text:tab/><text:tab/>In genX, (315)base10 translates to WZYZ</text:span></text:p>
      <text:p text:style-name="P3"><text:span text:style-name="T5"/></text:p>
      <text:p text:style-name="P9"><text:span text:style-name="T5"><text:tab/>c)<text:tab/> (1011 0100 1100 1001)base-2 represented as 4 8-bit segments can be represented</text:span></text:p>
      <text:p text:style-name="P9"><text:span text:style-name="T5"><text:tab/><text:tab/> (10 11 01 00 11 00 10 01)base-2 with 8 4-bit segments that translate easliy into our</text:span></text:p>
      <text:p text:style-name="P9"><text:span text:style-name="T5"><text:tab/><text:tab/>genX system. </text:span></text:p>
      <text:p text:style-name="P9"><text:span text:style-name="T5"/></text:p>
      <text:p text:style-name="P9"><text:span text:style-name="T5"><text:tab/><text:tab/>00 = 0 = W, <text:tab/>01 = 1 = X, <text:tab/>10 = 2 = Y, <text:tab/>11 = 3 = Z.</text:span></text:p>
      <text:p text:style-name="P9"><text:span text:style-name="T5"><text:tab/><text:tab/>Thus <text:s/>10 11 01 00 11 00 10 01 = YZXWZWYX</text:span></text:p>
      <text:p text:style-name="P3"><text:span text:style-name="T5"><text:tab/></text:span></text:p>
      <text:p text:style-name="P2"/>
      <text:p text:style-name="P15"/>
      <text:list xml:id="list191010584832092" text:continue-numbering="true" text:style-name="L2">
        <text:list-item>
          <text:p text:style-name="P13"><text:span text:style-name="T1">A procedure '</text:span><text:span text:style-name="T2">foo'</text:span><text:span text:style-name="T1"> uses four argument and returns one value. Internally it uses</text:span><text:span text:style-name="T3"> $s0</text:span><text:span text:style-name="T1">, </text:span><text:span text:style-name="T3">$s1</text:span><text:span text:style-name="T1"> and </text:span><text:span text:style-name="T3">$s4</text:span><text:span text:style-name="T1">. It also calls other procedure from inside.</text:span></text:p>
          <text:list>
            <text:list-item>
              <text:p text:style-name="P7">Write down the caller RTE saving code. (2pts)</text:p>
            </text:list-item>
            <text:list-item>
              <text:p text:style-name="P7">Write down the caller RTE restoring code. (2pts)</text:p>
            </text:list-item>
            <text:list-item>
              <text:p text:style-name="P7">Write instruction to return to caller.(1pts)</text:p>
            </text:list-item>
          </text:list>
        </text:list-item>
      </text:list>
      <text:p text:style-name="P2"/>
      <text:p text:style-name="P3">Ans:</text:p>
      <text:p text:style-name="P11"><text:span text:style-name="T6"><text:tab/></text:span><text:span text:style-name="T8">Min stack frame = 24 bytes (1byte each: $fp, $sp + padding, $a0, $a1, $a2, $a3)</text:span></text:p>
      <text:p text:style-name="P3"><text:span text:style-name="T8"><text:tab/>Additional registers: $s0, $s1, $s4 + req. Min = 36 bytes.</text:span></text:p>
      <text:p text:style-name="P3"><text:span text:style-name="T6"/></text:p>
      <text:p text:style-name="P3"><text:span text:style-name="T6"><text:tab/>a)</text:span></text:p>
      <text:p text:style-name="P3"><text:span text:style-name="T6"><text:tab/><text:tab/>addi<text:tab/>$sp, $sp, -36</text:span></text:p>
      <text:p text:style-name="P3"><text:span text:style-name="T6"><text:tab/><text:tab/>sw<text:tab/>$fp, 36($sp)</text:span></text:p>
      <text:p text:style-name="P3"><text:span text:style-name="T6"><text:tab/><text:tab/>sw<text:tab/>$a0, 32($sp)</text:span></text:p>
      <text:p text:style-name="P3"><text:span text:style-name="T6"><text:tab/><text:tab/>sw<text:tab/>$a1, 28($sp)</text:span></text:p>
      <text:p text:style-name="P3"><text:span text:style-name="T6"><text:tab/><text:tab/>sw<text:tab/>$a2, 24($sp)</text:span></text:p>
      <text:p text:style-name="P3"><text:span text:style-name="T6"><text:tab/><text:tab/>sw<text:tab/>$a3, 20($sp)</text:span></text:p>
      <text:p text:style-name="P3"><text:span text:style-name="T6"><text:tab/><text:tab/>sw<text:tab/>$s0, 16($sp)</text:span></text:p>
      <text:p text:style-name="P3"><text:span text:style-name="T6"><text:tab/><text:tab/>sw<text:tab/>$s1, 12($sp)</text:span></text:p>
      <text:p text:style-name="P3"><text:span text:style-name="T6"><text:tab/><text:tab/>sw<text:tab/>$s4, <text:s text:c="2"/>8($sp)</text:span></text:p>
      <text:p text:style-name="P3"><text:span text:style-name="T6"><text:tab/><text:tab/>addi<text:tab/>$fp, $sp, 36</text:span></text:p>
      <text:p text:style-name="P3"><text:span text:style-name="T6"/></text:p>
      <text:p text:style-name="P3"><text:span text:style-name="T6"><text:tab/>b)</text:span></text:p>
      <text:p text:style-name="P10"><text:span text:style-name="T6"><text:tab/><text:tab/>lw<text:tab/>$fp, 36($sp)</text:span></text:p>
      <text:p text:style-name="P10"><text:span text:style-name="T6"><text:tab/><text:tab/>lw<text:tab/>$a0, 32($sp)</text:span></text:p>
      <text:p text:style-name="P10"><text:span text:style-name="T6"><text:tab/><text:tab/>lw<text:tab/>$a1, 28($sp)</text:span></text:p>
      <text:p text:style-name="P10"><text:span text:style-name="T6"><text:tab/><text:tab/>lw<text:tab/>$a2, 24($sp)</text:span></text:p>
      <text:p text:style-name="P10"><text:span text:style-name="T6"><text:tab/><text:tab/>lw<text:tab/>$a3, 20($sp)</text:span></text:p>
      <text:p text:style-name="P10"><text:span text:style-name="T6"><text:tab/><text:tab/>lw<text:tab/>$s0, 16($sp)</text:span></text:p>
      <text:p text:style-name="P10"><text:span text:style-name="T6"><text:tab/><text:tab/>lw<text:tab/>$s1, 12($sp)</text:span></text:p>
      <text:p text:style-name="P10"><text:span text:style-name="T6"><text:tab/><text:tab/>lw<text:tab/>$s4, <text:s text:c="2"/>8($sp)</text:span></text:p>
      <text:p text:style-name="P10"><text:span text:style-name="T6"><text:tab/><text:tab/>addi<text:tab/>$</text:span><text:span text:style-name="T7">s</text:span><text:span text:style-name="T6">p, $sp, 36</text:span></text:p>
      <text:p text:style-name="P3"><text:span text:style-name="T6"><text:tab/></text:span></text:p>
      <text:p text:style-name="P3"><text:span text:style-name="T6"><text:tab/>c)<text:tab/></text:span><text:span text:style-name="T9">jr<text:tab/>$ra</text:span></text:p>
      <text:p text:style-name="P3"><text:tab/></text:p>
      <text:p text:style-name="P16"/>
      <text:list xml:id="list191011082227034" text:continue-numbering="true" text:style-name="L2">
        <text:list-item>
          <text:p text:style-name="P7">Write the following program in MIPS assembly code. Assume we are handling +ve integers only. Provide complete code, without any .include, so that the program can run standalone.</text:p>
          <text:list>
            <text:list-item>
              <text:p text:style-name="P13">A 16-bit positive integer multiplication procedure that takes two arguments in $a0, $a1 and return the result in $v0. The multiplication procedure can only use addition (add) operation. (3pts)</text:p>
            </text:list-item>
            <text:list-item>
              <text:p text:style-name="P7">A 32-bit positive integer division procedure that takes two arguments in $a0, $a1 and return the quotient in $v0 and remainder in $v1. The division procedure can only use addition and subtraction operation. (4pts)</text:p>
            </text:list-item>
            <text:list-item>
              <text:p text:style-name="P7"><text:s/>Write a program that asks two positive integers and print result of multiplication and division using the implemented procedure in 1a and 1b. (3pts)</text:p>
            </text:list-item>
          </text:list>
        </text:list-item>
      </text:list>
      <text:p text:style-name="P3"/>
      <text:p text:style-name="P3">Ans:</text:p>
      <text:p text:style-name="P12">a)</text:p>
      <text:p text:style-name="P18"># Macro: print_str</text:p>
      <text:p text:style-name="P5"># Usage: print_str(&lt;address of the string&gt;)</text:p>
      <text:p text:style-name="P5">.macro print_str($arg)</text:p>
      <text:p text:style-name="P5"><text:tab/>li<text:tab/>$v0, 4</text:p>
      <text:p text:style-name="P5"><text:tab/>la<text:tab/>$a0, $arg</text:p>
      <text:p text:style-name="P5"><text:tab/>syscall</text:p>
      <text:p text:style-name="P5">.end_macro</text:p>
      <text:p text:style-name="P5"/>
      <text:p text:style-name="P5"># Macro: read_int</text:p>
      <text:p text:style-name="P5"># Usage: read_int(&lt;reg&gt;)</text:p>
      <text:p text:style-name="P5">.macro read_int($arg)</text:p>
      <text:p text:style-name="P5"><text:tab/>li<text:tab/>$v0, 5<text:tab/><text:tab/>#<text:tab/>System Call for read_int</text:p>
      <text:p text:style-name="P5"><text:tab/>syscall<text:tab/><text:tab/><text:tab/>#<text:tab/>Call OS to perform operation</text:p>
      <text:p text:style-name="P5"><text:tab/>move<text:tab/>$arg, $v0<text:tab/>#<text:tab/>Move value into register</text:p>
      <text:p text:style-name="P5">.end_macro</text:p>
      <text:p text:style-name="P5"/>
      <text:p text:style-name="P5"># Macro: print_reg_int</text:p>
      <text:p text:style-name="P5"># Usage: print_reg_int(&lt;reg&gt;)</text:p>
      <text:p text:style-name="P5">.macro print_reg_int($arg)</text:p>
      <text:p text:style-name="P5"><text:tab/>li<text:tab/>$v0, 1</text:p>
      <text:p text:style-name="P5"><text:tab/>move<text:tab/>$a0, $arg</text:p>
      <text:p text:style-name="P5"><text:tab/>syscall</text:p>
      <text:p text:style-name="P5">.end_macro</text:p>
      <text:p text:style-name="P5"/>
      <text:p text:style-name="P5">.data</text:p>
      <text:p text:style-name="P5"><text:tab/>msg0:<text:tab/><text:tab/>.asciiz "Enter two integers to find the product:\n"</text:p>
      <text:p text:style-name="P5"><text:tab/>msg1:<text:tab/><text:tab/>.asciiz "Product: "</text:p>
      <text:p text:style-name="P5"><text:tab/>exitMsg:<text:tab/><text:tab/>.asciiz "Exiting program."</text:p>
      <text:p text:style-name="P5"/>
      <text:p text:style-name="P5"/>
      <text:p text:style-name="P5">.text</text:p>
      <text:p text:style-name="P5">.globl main</text:p>
      <text:p text:style-name="P5">main:</text:p>
      <text:p text:style-name="P5"><text:tab/># Get user input.</text:p>
      <text:p text:style-name="P5"><text:tab/>print_str(msg0)</text:p>
      <text:p text:style-name="P5"><text:tab/>read_int($a0)<text:tab/><text:tab/># Integer 1</text:p>
      <text:p text:style-name="P5"><text:tab/>read_int($a1)<text:tab/><text:tab/># Integer 2</text:p>
      <text:p text:style-name="P5"/>
      <text:p text:style-name="P5"><text:tab/># Caller for multiply proc, handles arithmetic</text:p>
      <text:p text:style-name="P5"><text:tab/>jal multiply</text:p>
      <text:p text:style-name="P5"><text:tab/></text:p>
      <text:p text:style-name="P5"><text:tab/>print_str(msg1)</text:p>
      <text:p text:style-name="P5"><text:tab/># $v0 is not returning the correct product even when using</text:p>
      <text:p text:style-name="P5"><text:tab/># the mult opcode.</text:p>
      <text:p text:style-name="P5"><text:soft-page-break/><text:tab/>print_reg_int($v0)<text:tab/># The returned product</text:p>
      <text:p text:style-name="P5"><text:tab/></text:p>
      <text:p text:style-name="P5"><text:tab/># Exit the application</text:p>
      <text:p text:style-name="P5"><text:tab/>j<text:tab/>exit</text:p>
      <text:p text:style-name="P5"><text:tab/></text:p>
      <text:p text:style-name="P5"># Should use a loop to add 'X', <text:s/>'Y' number of times.</text:p>
      <text:p text:style-name="P5">multiply:</text:p>
      <text:p text:style-name="P5"><text:tab/><text:tab/></text:p>
      <text:p text:style-name="P5"><text:tab/># DEBUG: Show the input value</text:p>
      <text:p text:style-name="P5"><text:tab/># **These are accessible</text:p>
      <text:p text:style-name="P5"><text:tab/># print_reg_int($a0)</text:p>
      <text:p text:style-name="P5"><text:tab/># print_reg_int($a1)</text:p>
      <text:p text:style-name="P5"><text:tab/></text:p>
      <text:p text:style-name="P5"><text:tab/></text:p>
      <text:p text:style-name="P5"><text:tab/>slt<text:tab/>$t0, $zero, $a1 # if second integer &gt; 0</text:p>
      <text:p text:style-name="P5"><text:tab/>add<text:tab/>$a0, $a0, $a1</text:p>
      <text:p text:style-name="P5"><text:tab/>add<text:tab/></text:p>
      <text:p text:style-name="P5"><text:tab/></text:p>
      <text:p text:style-name="P5"><text:tab/># Even with Mult </text:p>
      <text:p text:style-name="P5"><text:tab/>mflo<text:tab/>$v0<text:tab/><text:tab/># Move the result into the return register.</text:p>
      <text:p text:style-name="P5"><text:tab/>jr $ra<text:tab/><text:tab/><text:tab/># Return to exit the program.</text:p>
      <text:p text:style-name="P5"/>
      <text:p text:style-name="P5"/>
      <text:p text:style-name="P5"/>
      <text:p text:style-name="P5">exit:</text:p>
      <text:p text:style-name="P5"><text:tab/>print_str(exitMsg)</text:p>
      <text:p text:style-name="P5"><text:tab/>li<text:tab/>$v0, 10</text:p>
      <text:p text:style-name="P14"><text:tab/>sys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imes_20_" style:display-name="Times " style:family="paragraph" style:parent-style-name="Standard"/>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1629"/>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Name: <text:span text:style-name="MT1">Scot Matson</text:span><text:tab/>Student ID: <text:span text:style-name="MT1">00960250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7M42S</meta:editing-duration>
    <meta:editing-cycles>23</meta:editing-cycles>
    <meta:generator>LibreOffice/5.0.2.2$Linux_X86_64 LibreOffice_project/00m0$Build-2</meta:generator>
    <dc:date>2015-10-14T19:10:09.976065821</dc:date>
    <meta:document-statistic meta:table-count="1" meta:image-count="0" meta:object-count="0" meta:page-count="4" meta:paragraph-count="137" meta:word-count="778" meta:character-count="4324" meta:non-whitespace-character-count="3521"/>
    <meta:user-defined meta:name="Info 1"/>
    <meta:user-defined meta:name="Info 2"/>
    <meta:user-defined meta:name="Info 3"/>
    <meta:user-defined meta:name="Info 4"/>
  </office:meta>
</office:document-meta>
</file>